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40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41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ext-properties style:font-name="Liberation Serif" fo:font-size="10pt" style:font-size-asian="10pt" style:font-size-complex="10pt"/>
    </style:style>
    <style:style style:name="ce44" style:family="table-cell" style:parent-style-name="Default">
      <style:text-properties style:font-name="Liberation Serif" style:font-name-asian="Segoe UI" style:font-name-complex="Tahoma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25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ext-properties style:font-name="Liberation Serif" fo:font-size="10pt" style:font-size-asian="10pt" style:font-size-complex="10pt"/>
    </style:style>
    <style:style style:name="ce29" style:family="table-cell" style:parent-style-name="Default">
      <style:text-properties style:font-name="Liberation Serif" style:font-name-asian="Segoe UI" style:font-name-complex="Tahom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T5" style:family="tex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" table:number-columns-repeated="16378" table:default-cell-style-name="ce17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infojegyzet.hu/webszerkesztes/php/valuta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<text:span text:style-name="T9">git remote add origin </text:span><text:span text:style-name="T10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<text:span text:style-name="T9">git clone </text:span><text:span text:style-name="T10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<text:span text:style-name="T11">git clone -b backend </text:span><text:span text:style-name="T11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Az összes beállítás lekérdezése: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25"/>
          <table:table-cell table:style-name="ce22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28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Váltás a kívánt ágra 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25"/>
          <table:table-cell table:style-name="ce20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25"/>
          <table:table-cell table:style-name="ce28"/>
        </table:table-row>
        <table:table-row table:style-name="ro1">
          <table:table-cell table:number-columns-repeated="2"/>
          <table:table-cell table:style-name="ce26" office:value-type="string" calcext:value-type="string">
            <text:p>Tolja az ágot a távoli lerakatba 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25"/>
          <table:table-cell table:style-name="ce20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git status </text:p>
          </table:table-cell>
          <table:table-cell/>
          <table:table-cell table:style-name="ce27" office:value-type="string" calcext:value-type="string">
            <text:p>git remote add origin https://github.com/lukrecia602/project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23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23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<text:span text:style-name="T12">git remote set-url origin </text:span><text:span text:style-name="T12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24" office:value-type="string" calcext:value-type="string">
            <text:p>git push origin &lt;branch-name&gt; </text:p>
          </table:table-cell>
          <table:table-cell/>
          <table:table-cell table:style-name="ce20" office:value-type="string" calcext:value-type="string">
            <text:p>git checkout fronte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7" office:value-type="string" calcext:value-type="string">
            <text:p>git checkout -b frontend</text:p>
          </table:table-cell>
        </table:table-row>
        <table:table-row table:style-name="ro1">
          <table:table-cell table:number-columns-repeated="3"/>
          <table:table-cell table:style-name="ce29"/>
        </table:table-row>
      </table:table>
      <table:table table:name="python - django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 a nmb xls beforgatásho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pand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p install openpyxl-3.1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miután klónozod a git bacend branch-t utána agyon kell ütni a lokális backend könyvtárat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robocopy "project\Penzvalto" "backend" /E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7" office:value-type="string" calcext:value-type="string">
            <text:p>scripts\activate</text:p>
          </table:table-cell>
        </table:table-row>
        <table:table-row table:style-name="ro1">
          <table:table-cell/>
          <table:table-cell table:style-name="ce27" office:value-type="string" calcext:value-type="string">
            <text:p>\Scripts&gt;activate</text:p>
          </table:table-cell>
          <table:table-cell table:number-columns-repeated="7"/>
          <table:table-cell table:style-name="ce27" office:value-type="string" calcext:value-type="string">
            <text:p>cd backend</text:p>
          </table:table-cell>
        </table:table-row>
        <table:table-row table:style-name="ro1">
          <table:table-cell table:number-columns-repeated="9"/>
          <table:table-cell table:style-name="ce27"/>
        </table:table-row>
        <table:table-row table:style-name="ro1">
          <table:table-cell/>
          <table:table-cell table:style-name="ce27" office:value-type="string" calcext:value-type="string">
            <text:p>py manage.py makemigrations</text:p>
          </table:table-cell>
          <table:table-cell table:number-columns-repeated="7"/>
          <table:table-cell table:style-name="ce27" office:value-type="string" calcext:value-type="string">
            <text:p>py manage.py makemigrations</text:p>
          </table:table-cell>
        </table:table-row>
        <table:table-row table:style-name="ro1">
          <table:table-cell/>
          <table:table-cell table:style-name="ce27" office:value-type="string" calcext:value-type="string">
            <text:p>py manage.py migrate</text:p>
          </table:table-cell>
          <table:table-cell table:number-columns-repeated="7"/>
          <table:table-cell table:style-name="ce27" office:value-type="string" calcext:value-type="string">
            <text:p>py manage.py migrat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table table:name="bu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table:style-name="ce29" office:value-type="string" calcext:value-type="string">
            <text:p>    'django.middleware.common.CommonMiddleware',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]</text:p>
            <text:p/>
          </table:table-cell>
          <table:table-cell/>
        </table:table-row>
        <table:table-row table:style-name="ro1">
          <table:table-cell table:number-columns-repeated="2"/>
          <table:table-cell table:style-name="ce29" office:value-type="string" calcext:value-type="string">
            <text:p>ALLOWED_HOSTS = ['azenhazam.mywire.org', '192.168.100.18', '127.0.0.1', 'localhost'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string" calcext:value-type="string">
            <text:p>def restAdatKezeles(request): </text:p>
          </table:table-cell>
          <table:table-cell/>
        </table:table-row>
        <table:table-row table:style-name="ro1">
          <table:table-cell table:number-columns-repeated="3"/>
          <table:table-cell table:style-name="ce29" office:value-type="string" calcext:value-type="string">
            <text:p>        #return JsonResponse(serialized.data, safe=Fal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        return Response(serialized.data) </text:p>
          </table:table-cell>
        </table:table-row>
      </table:table>
      <table:table table:name="technikai info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kérjük a böngészőb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ális vezérlő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ltsa le a </text:p>
          </table:table-cell>
          <table:table-cell office:value-type="string" calcext:value-type="string">
            <text:p>Scriptek blokkolása</text:p>
          </table:table-cell>
        </table:table-row>
      </table:table>
      <table:table table:name="matek" table:style-name="ta1">
        <table:table-column table:style-name="co1" table:number-columns-repeated="4" table:default-cell-style-name="Default"/>
        <table:table-column table:style-name="co1" table:number-columns-repeated="6" table:default-cell-style-name="ce30"/>
        <table:table-column table:style-name="co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ur</text:p>
          </table:table-cell>
          <table:table-cell table:style-name="ce31" office:value-type="float" office:value="413.15" calcext:value-type="float">
            <text:p>413,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bp</text:p>
          </table:table-cell>
          <table:table-cell table:style-name="ce31" office:value-type="float" office:value="491.048" calcext:value-type="float">
            <text:p>491,0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sd</text:p>
          </table:table-cell>
          <table:table-cell table:style-name="ce48" office:value-type="float" office:value="404.282" calcext:value-type="float">
            <text:p>404,28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19" office:value-type="string" calcext:value-type="string">
            <text:p>1 USA dollár = EUR/USD*HUF = 401.6 forin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irol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]" office:value-type="float" office:value="1" calcext:value-type="float">
            <text:p>1</text:p>
          </table:table-cell>
          <table:table-cell/>
          <table:table-cell table:formula="of:=[.E5]" office:value-type="float" office:value="413.15" calcext:value-type="float">
            <text:p>413,15</text:p>
          </table:table-cell>
          <table:table-cell/>
          <table:table-cell table:formula="of:=[.E13]/[.G13]*[.I13]" office:value-type="float" office:value="413.15" calcext:value-type="float">
            <text:p>413,15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413.15" calcext:value-type="float">
            <text:p>413,15</text:p>
          </table:table-cell>
          <table:table-cell office:value-type="string" calcext:value-type="string">
            <text:p>usd</text:p>
          </table:table-cell>
          <table:table-cell office:value-type="float" office:value="404.282" calcext:value-type="float">
            <text:p>404,282</text:p>
          </table:table-cell>
          <table:table-cell/>
          <table:table-cell table:formula="of:=[.E14]/[.G14]*[.I14]" office:value-type="float" office:value="0.978535640808423" calcext:value-type="float">
            <text:p>0,97853564080842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float" office:value="404.282" calcext:value-type="float">
            <text:p>404,282</text:p>
          </table:table-cell>
          <table:table-cell office:value-type="string" calcext:value-type="string">
            <text:p>eur</text:p>
          </table:table-cell>
          <table:table-cell office:value-type="float" office:value="413.15" calcext:value-type="float">
            <text:p>413,15</text:p>
          </table:table-cell>
          <table:table-cell/>
          <table:table-cell table:formula="of:=[.E15]/[.G15]*[.I15]" office:value-type="float" office:value="1.02193518385681" calcext:value-type="float">
            <text:p>1,02193518385681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00.00.00</text:date>, <text:time style:data-style-name="N2" text:time-value="04:27:15.71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4.2$Windows_X86_64 LibreOffice_project/bb3cfa12c7b1bf994ecc5649a80400d06cd71002</meta:generator>
    <dc:date>2025-01-17T05:13:22.429000000</dc:date>
    <meta:editing-duration>PT8H41M25S</meta:editing-duration>
    <meta:editing-cycles>16</meta:editing-cycles>
    <meta:document-statistic meta:table-count="8" meta:cell-count="131" meta:object-count="0"/>
  </office:meta>
</office:document-meta>
</file>